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3.3583in"/>
    </style:style>
    <style:style style:name="co5" style:family="table-column">
      <style:table-column-properties fo:break-before="auto" style:column-width="0.9209in"/>
    </style:style>
    <style:style style:name="co6" style:family="table-column">
      <style:table-column-properties fo:break-before="auto" style:column-width="2.6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ture-iso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d5sum</text:p>
          </table:table-cell>
        </table:table-row>
        <table:table-row table:style-name="ro1">
          <table:table-cell office:value-type="string" calcext:value-type="string">
            <text:p>solydk32</text:p>
          </table:table-cell>
          <table:table-cell office:value-type="string" calcext:value-type="string">
            <text:p>SolydK 32-bit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k32_latest.iso</text:p>
          </table:table-cell>
          <table:table-cell office:value-type="float" office:value="1707081728" calcext:value-type="float">
            <text:p>1707081728</text:p>
          </table:table-cell>
          <table:table-cell office:value-type="string" calcext:value-type="string">
            <text:p>6f1b23d5cc51e7e88ab51adb62494e9d</text:p>
          </table:table-cell>
        </table:table-row>
        <table:table-row table:style-name="ro1">
          <table:table-cell office:value-type="string" calcext:value-type="string">
            <text:p>solydk64</text:p>
          </table:table-cell>
          <table:table-cell office:value-type="string" calcext:value-type="string">
            <text:p>SolydK 64-bit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k64_latest.iso</text:p>
          </table:table-cell>
          <table:table-cell office:value-type="float" office:value="1790967808" calcext:value-type="float">
            <text:p>1790967808</text:p>
          </table:table-cell>
          <table:table-cell office:value-type="string" calcext:value-type="string">
            <text:p>8560f96def4a8bc0b53683d673042384</text:p>
          </table:table-cell>
        </table:table-row>
        <table:table-row table:style-name="ro1">
          <table:table-cell office:value-type="string" calcext:value-type="string">
            <text:p>solydx32</text:p>
          </table:table-cell>
          <table:table-cell office:value-type="string" calcext:value-type="string">
            <text:p>SolydX 32-bit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x32_latest.iso</text:p>
          </table:table-cell>
          <table:table-cell office:value-type="float" office:value="1350565888" calcext:value-type="float">
            <text:p>1350565888</text:p>
          </table:table-cell>
          <table:table-cell office:value-type="string" calcext:value-type="string">
            <text:p>aabf4a5ee4132aadf412c119f46dac95</text:p>
          </table:table-cell>
        </table:table-row>
        <table:table-row table:style-name="ro1">
          <table:table-cell office:value-type="string" calcext:value-type="string">
            <text:p>solydx64</text:p>
          </table:table-cell>
          <table:table-cell office:value-type="string" calcext:value-type="string">
            <text:p>SolydX 64-bit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x64_latest.iso</text:p>
          </table:table-cell>
          <table:table-cell office:value-type="float" office:value="1408237568" calcext:value-type="float">
            <text:p>1408237568</text:p>
          </table:table-cell>
          <table:table-cell office:value-type="string" calcext:value-type="string">
            <text:p>20e2675f23d9a6655a92fe7f92c15906</text:p>
          </table:table-cell>
        </table:table-row>
        <table:table-row table:style-name="ro1">
          <table:table-cell office:value-type="string" calcext:value-type="string">
            <text:p>solydkbo</text:p>
          </table:table-cell>
          <table:table-cell office:value-type="string" calcext:value-type="string">
            <text:p>SolydK BO 64-bit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kbo_latest.iso</text:p>
          </table:table-cell>
          <table:table-cell office:value-type="float" office:value="1789919232" calcext:value-type="float">
            <text:p>1789919232</text:p>
          </table:table-cell>
          <table:table-cell office:value-type="string" calcext:value-type="string">
            <text:p>60e1f37a0c745fecb98322308d8bc40a</text:p>
          </table:table-cell>
        </table:table-row>
        <table:table-row table:style-name="ro1">
          <table:table-cell office:value-type="string" calcext:value-type="string">
            <text:p>solydkee32</text:p>
          </table:table-cell>
          <table:table-cell office:value-type="string" calcext:value-type="string">
            <text:p>SolydK EE 32-bit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kee32_latest.iso</text:p>
          </table:table-cell>
          <table:table-cell office:value-type="float" office:value="1707081728" calcext:value-type="float">
            <text:p>1707081728</text:p>
          </table:table-cell>
          <table:table-cell office:value-type="string" calcext:value-type="string">
            <text:p>6f1b23d5cc51e7e88ab51adb62494e9d</text:p>
          </table:table-cell>
        </table:table-row>
        <table:table-row table:style-name="ro1">
          <table:table-cell office:value-type="string" calcext:value-type="string">
            <text:p>solydkee64</text:p>
          </table:table-cell>
          <table:table-cell office:value-type="string" calcext:value-type="string">
            <text:p>SolydK EE 64-bit 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kee64_latest.iso</text:p>
          </table:table-cell>
          <table:table-cell office:value-type="float" office:value="1790967808" calcext:value-type="float">
            <text:p>1790967808</text:p>
          </table:table-cell>
          <table:table-cell office:value-type="string" calcext:value-type="string">
            <text:p>8560f96def4a8bc0b53683d673042384</text:p>
          </table:table-cell>
        </table:table-row>
        <table:table-row table:style-name="ro1">
          <table:table-cell office:value-type="string" calcext:value-type="string">
            <text:p>solydxee32</text:p>
          </table:table-cell>
          <table:table-cell office:value-type="string" calcext:value-type="string">
            <text:p>SolydX EE 32-bit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xee32_latest.iso</text:p>
          </table:table-cell>
          <table:table-cell office:value-type="float" office:value="1350565888" calcext:value-type="float">
            <text:p>1350565888</text:p>
          </table:table-cell>
          <table:table-cell office:value-type="string" calcext:value-type="string">
            <text:p>aabf4a5ee4132aadf412c119f46dac95</text:p>
          </table:table-cell>
        </table:table-row>
        <table:table-row table:style-name="ro1">
          <table:table-cell office:value-type="string" calcext:value-type="string">
            <text:p>solydxee64</text:p>
          </table:table-cell>
          <table:table-cell office:value-type="string" calcext:value-type="string">
            <text:p>SolydX EE 64-bit</text:p>
          </table:table-cell>
          <table:table-cell office:value-type="float" office:value="201407" calcext:value-type="float">
            <text:p>201407</text:p>
          </table:table-cell>
          <table:table-cell office:value-type="string" calcext:value-type="string">
            <text:p>http://downloads.solydxk.com/solydxee64_latest.iso</text:p>
          </table:table-cell>
          <table:table-cell office:value-type="float" office:value="1408237568" calcext:value-type="float">
            <text:p>1408237568</text:p>
          </table:table-cell>
          <table:table-cell office:value-type="string" calcext:value-type="string">
            <text:p>20e2675f23d9a6655a92fe7f92c15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/4.3.0.4$Linux_X86_64 LibreOffice_project/62ad5818884a2fc2e5780dd45466868d41009ec0</meta:generator>
  </office:meta>
</office:document-meta>
</file>